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<text:bookmark-start text:name="title"/>Title<text:bookmark-end text:name="title"/></text:h>
      <text:h text:style-name="Heading_20_3" text:outline-level="3"><text:bookmark-start text:name="project-information"/>Project Information<text:bookmark-end text:name="project-information"/></text:h>
      <text:list text:style-name="L1">
        <text:list-item>
          <text:p text:style-name="P1"><text:span text:style-name="T1">Acronym</text:span>:</text:p>
        </text:list-item>
        <text:list-item>
          <text:p text:style-name="P1"><text:span text:style-name="T1">Partner</text:span>:</text:p>
        </text:list-item>
        <text:list-item>
          <text:p text:style-name="P1"><text:span text:style-name="T1">Contact</text:span>:</text:p>
        </text:list-item>
        <text:list-item>
          <text:p text:style-name="P1"><text:span text:style-name="T1">Start</text:span>:</text:p>
        </text:list-item>
        <text:list-item>
          <text:p text:style-name="P1"><text:span text:style-name="T1">Duration (months)</text:span>: <text:span text:style-name="T2">please state if uncertain</text:span></text:p>
        </text:list-item>
        <text:list-item>
          <text:p text:style-name="P1"><text:span text:style-name="T1">Estimated effort (days)</text:span>: <text:span text:style-name="T2">please state if uncertain</text:span></text:p>
        </text:list-item>
        <text:list-item>
          <text:p text:style-name="P1"><text:span text:style-name="T1">Costs</text:span>:</text:p>
        </text:list-item>
      </text:list>
      <text:h text:style-name="Heading_20_3" text:outline-level="3"><text:bookmark-start text:name="project-description"/>Project Description<text:bookmark-end text:name="project-description"/></text:h>
      <text:h text:style-name="Heading_20_3" text:outline-level="3"><text:bookmark-start text:name="goals"/>Goals<text:bookmark-end text:name="goals"/></text:h>
      <text:h text:style-name="Heading_20_3" text:outline-level="3"><text:bookmark-start text:name="data"/>Data<text:bookmark-end text:name="data"/></text:h>
      <text:h text:style-name="Heading_20_3" text:outline-level="3"><text:bookmark-start text:name="milestones-deliverables-requested-services"/>Milestones, Deliverables, Requested Services<text:bookmark-end text:name="milestones-deliverables-requested-services"/></text:h>
      <text:h text:style-name="Heading_20_4" text:outline-level="4"><text:bookmark-start text:name="milestones"/>Milestones<text:bookmark-end text:name="milestones"/></text:h>
      <text:p text:style-name="First_20_paragraph">M1: X has happened</text:p>
      <text:h text:style-name="Heading_20_4" text:outline-level="4"><text:bookmark-start text:name="deliverables"/>Deliverables<text:bookmark-end text:name="deliverables"/></text:h>
      <text:p text:style-name="First_20_paragraph">D1: item Y</text:p>
      <text:h text:style-name="Heading_20_4" text:outline-level="4"><text:bookmark-start text:name="services"/>Services<text:bookmark-end text:name="services"/></text:h>
      <text:p text:style-name="First_20_paragraph">S1: Do Z collaboratively with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3</meta:generator>
    <dc:title/>
    <dc:description/>
    <dc:subject/>
    <meta:keyword/>
    <meta:initial-creator/>
    <dc:creator/>
    <meta:creation-date>2020-10-20T06:14:03Z</meta:creation-date>
    <dc:date>2020-10-20T06:14:03Z</dc:date>
  </office:meta>
</office:document-meta>
</file>